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1" style:master-page-name="Righ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lowin in the Wind (Bob Dylan)</text:h>
      <text:h text:style-name="Heading_20_2" text:outline-level="2">Time Signature: 4/4</text:h>
      <text:h text:style-name="Heading_20_2" text:outline-level="2">Chords: Am, C, F, G</text:h>
      <text:h text:style-name="Heading_20_2" text:outline-level="2">Tempo: 130 - 150 BPM</text:h>
      <text:p text:style-name="Standard"/>
      <text:h text:style-name="P1" text:outline-level="3">[INTRO]</text:h>
      <text:p text:style-name="Text_20_body">C <text:s/>F <text:s/>C </text:p>
      <text:h text:style-name="Heading_20_3" text:outline-level="3">[VERSE 1]</text:h>
      <text:p text:style-name="Text_20_body">C <text:s text:c="7"/>F <text:s text:c="11"/>C <text:s text:c="6"/></text:p>
      <text:p text:style-name="Text_20_body">How many roads must a man walk down</text:p>
      <text:p text:style-name="Text_20_body"><text:s text:c="11"/>F <text:s text:c="9"/>C <text:s text:c="3"/></text:p>
      <text:p text:style-name="Text_20_body">before you call him a man?</text:p>
      <text:p text:style-name="Text_20_body"><text:s text:c="9"/>F <text:s text:c="10"/>C <text:s text:c="9"/></text:p>
      <text:p text:style-name="Text_20_body">How many seas must a white dove sail</text:p>
      <text:p text:style-name="Text_20_body"><text:s text:c="15"/>F <text:s text:c="11"/>G <text:s text:c="2"/></text:p>
      <text:p text:style-name="Text_20_body">before she can sleep in the sand?</text:p>
      <text:p text:style-name="Text_20_body">C <text:s text:c="7"/>F <text:s text:c="13"/>C <text:s text:c="11"/></text:p>
      <text:p text:style-name="Text_20_body">How many times must the cannon balls fly</text:p>
      <text:p text:style-name="Text_20_body"><text:s text:c="16"/>F <text:s text:c="6"/>G <text:s/></text:p>
      <text:p text:style-name="Text_20_body">before they are forever banned?</text:p>
      <text:p text:style-name="Text_20_body"><text:s text:c="4"/>F <text:s text:c="8"/>G <text:s text:c="9"/>Am <text:s text:c="12"/>F <text:s text:c="2"/></text:p>
      <text:p text:style-name="Text_20_body">The answer my friend, is blowin' in the wind.</text:p>
      <text:p text:style-name="Text_20_body"><text:s text:c="13"/>G <text:s text:c="13"/>C <text:s/></text:p>
      <text:p text:style-name="Text_20_body">the answer is blowin' in the wind.</text:p>
      <text:h text:style-name="Heading_20_3" text:outline-level="3">[BREAK]</text:h>
      <text:p text:style-name="Text_20_body">C <text:s/>F <text:s/>C </text:p>
      <text:h text:style-name="Heading_20_3" text:outline-level="3">[VERSE 2]</text:h>
      <text:p text:style-name="Text_20_body">C <text:s text:c="7"/>F <text:s text:c="10"/>C <text:s text:c="6"/></text:p>
      <text:p text:style-name="Text_20_body">How many years can a mountain exist</text:p>
      <text:p text:style-name="Text_20_body"><text:s text:c="12"/>F <text:s text:c="12"/>C <text:s/></text:p>
      <text:p text:style-name="Text_20_body">before it's washed to the sea?</text:p>
      <text:p text:style-name="Text_20_body"><text:s text:c="9"/>F <text:s text:c="13"/>C <text:s text:c="5"/></text:p>
      <text:p text:style-name="Text_20_body">How many years can some people exist</text:p>
      <text:p text:style-name="Text_20_body"/>
      <text:p text:style-name="Text_20_body"><text:s text:c="17"/>F <text:s text:c="10"/>G </text:p>
      <text:p text:style-name="Text_20_body">before they're allowed to be free? </text:p>
      <text:p text:style-name="Text_20_body"><text:soft-page-break/>C <text:s text:c="7"/>F <text:s text:c="10"/>C <text:s text:c="11"/></text:p>
      <text:p text:style-name="Text_20_body">How many times can a man turn his head</text:p>
      <text:p text:style-name="Text_20_body"><text:s text:c="20"/>F <text:s text:c="11"/>C</text:p>
      <text:p text:style-name="Text_20_body">and pretend that he just doesn't see? </text:p>
      <text:p text:style-name="Text_20_body"><text:s text:c="4"/>F <text:s text:c="8"/>G <text:s text:c="9"/>Am <text:s text:c="12"/>F</text:p>
      <text:p text:style-name="Text_20_body">The answer my friend, is blowin' in the wind.</text:p>
      <text:p text:style-name="Text_20_body"><text:s text:c="14"/>G <text:s text:c="13"/>C </text:p>
      <text:p text:style-name="Text_20_body">the answer is blowin' in the wind.</text:p>
      <text:h text:style-name="Heading_20_3" text:outline-level="3">[BREAK]</text:h>
      <text:p text:style-name="Text_20_body">C <text:s/>F <text:s/>C </text:p>
      <text:h text:style-name="Heading_20_3" text:outline-level="3">[VERSE 3]</text:h>
      <text:p text:style-name="Text_20_body">C <text:s text:c="7"/>F <text:s text:c="11"/>C <text:s text:c="7"/></text:p>
      <text:p text:style-name="Text_20_body">How many times must a man look up </text:p>
      <text:p text:style-name="Text_20_body"><text:s text:c="14"/>F <text:s text:c="6"/>C <text:s text:c="3"/></text:p>
      <text:p text:style-name="Text_20_body">before he can see the sky? </text:p>
      <text:p text:style-name="Text_20_body"><text:s text:c="9"/>F <text:s text:c="8"/>C <text:s text:c="5"/></text:p>
      <text:p text:style-name="Text_20_body">How many ears must one person have</text:p>
      <text:p text:style-name="Text_20_body"><text:s text:c="14"/>F <text:s text:c="10"/>G <text:s text:c="2"/></text:p>
      <text:p text:style-name="Text_20_body">before he can hear people cry?</text:p>
      <text:p text:style-name="Text_20_body">C <text:s text:c="7"/>F <text:s text:c="13"/>C <text:s text:c="10"/></text:p>
      <text:p text:style-name="Text_20_body">How many deaths will it take till he knows</text:p>
      <text:p text:style-name="Text_20_body"><text:s text:c="14"/>F <text:s text:c="10"/>C <text:s text:c="2"/></text:p>
      <text:p text:style-name="Text_20_body">that too many people have died? </text:p>
      <text:p text:style-name="Text_20_body"><text:s text:c="4"/>F <text:s text:c="8"/>G <text:s text:c="9"/>Am <text:s text:c="12"/>F <text:s text:c="2"/></text:p>
      <text:p text:style-name="Text_20_body">The answer my friend, is blowin' in the wind.</text:p>
      <text:p text:style-name="Text_20_body"><text:s text:c="14"/>G <text:s text:c="13"/>C</text:p>
      <text:p text:style-name="Text_20_body">the answer is blowin' in the wind.</text:p>
      <text:h text:style-name="Heading_20_3" text:outline-level="3">[OUTRO]</text:h>
      <text:p text:style-name="Text_20_body">C <text:s/>F <text:s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officeooo:rsid="00089454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.25cm" loext:contextual-spacing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09:53:06.886983190</meta:creation-date>
    <meta:editing-duration>PT16M12S</meta:editing-duration>
    <meta:editing-cycles>8</meta:editing-cycles>
    <meta:generator>LibreOffice/5.2.5.1$MacOSX_X86_64 LibreOffice_project/0312e1a284a7d50ca85a365c316c7abbf20a4d22</meta:generator>
    <dc:title>Lyric Sheet</dc:title>
    <dc:date>2017-04-03T11:25:02.490947000</dc:date>
    <meta:document-statistic meta:table-count="0" meta:image-count="0" meta:object-count="0" meta:page-count="3" meta:paragraph-count="63" meta:word-count="275" meta:character-count="1797" meta:non-whitespace-character-count="894"/>
    <meta:template xlink:type="simple" xlink:actuate="onRequest" xlink:title="Lyric Sheet" xlink:href="../../../../.config/libreoffice/4/user/template/Lyric%20Sheet1.ott" meta:date="2017-04-02T09:53:06.632511688"/>
  </office:meta>
</office:document-meta>
</file>